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charset="x-symbol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22.229cm" fo:margin-left="-0.552cm" style:page-number="0" table:align="left" style:writing-mode="lr-tb"/>
    </style:style>
    <style:style style:name="Table1.A" style:family="table-column">
      <style:table-column-properties style:column-width="1.54cm"/>
    </style:style>
    <style:style style:name="Table1.B" style:family="table-column">
      <style:table-column-properties style:column-width="5.713cm"/>
    </style:style>
    <style:style style:name="Table1.C" style:family="table-column">
      <style:table-column-properties style:column-width="1.75cm"/>
    </style:style>
    <style:style style:name="Table1.E" style:family="table-column">
      <style:table-column-properties style:column-width="1.203cm"/>
    </style:style>
    <style:style style:name="Table1.F" style:family="table-column">
      <style:table-column-properties style:column-width="1.173cm"/>
    </style:style>
    <style:style style:name="Table1.G" style:family="table-column">
      <style:table-column-properties style:column-width="3.463cm"/>
    </style:style>
    <style:style style:name="Table1.H" style:family="table-column">
      <style:table-column-properties style:column-width="1.663cm"/>
    </style:style>
    <style:style style:name="Table1.I" style:family="table-column">
      <style:table-column-properties style:column-width="2cm"/>
    </style:style>
    <style:style style:name="Table1.J" style:family="table-column">
      <style:table-column-properties style:column-width="1.974cm"/>
    </style:style>
    <style:style style:name="Table1.1" style:family="table-row">
      <style:table-row-properties style:min-row-height="0.575cm" style:keep-together="true" fo:keep-together="auto"/>
    </style:style>
    <style:style style:name="Table1.A1" style:family="table-cell">
      <style:table-cell-properties style:vertical-align="top" fo:padding="0cm" fo:border="0.018cm solid #000000" style:writing-mode="lr-tb"/>
    </style:style>
    <style:style style:name="Table1.A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H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le1.3" style:family="table-row">
      <style:table-row-properties style:min-row-height="0.603cm" style:keep-together="true" fo:keep-together="auto"/>
    </style:style>
    <style:style style:name="Table1.4" style:family="table-row">
      <style:table-row-properties style:min-row-height="0.522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3" style:family="paragraph" style:parent-style-name="Standard">
      <style:paragraph-properties style:snap-to-layout-grid="false"/>
      <style:text-properties fo:font-size="14pt" style:font-size-asian="14pt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14pt" style:font-size-asian="14pt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7.435cm"/>
        </style:tab-stops>
      </style:paragraph-properties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style:snap-to-layout-gri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7.435cm"/>
        </style:tab-stops>
      </style:paragraph-properties>
      <style:text-properties fo:font-size="14pt" fo:font-weight="bold" style:font-size-asian="14pt" style:font-weight-asian="bold"/>
    </style:style>
    <style:style style:name="P10" style:family="paragraph" style:parent-style-name="Standard" style:list-style-name="WW8Num1">
      <style:paragraph-properties fo:margin-left="-2.858cm" fo:margin-right="0cm" fo:text-indent="0cm" style:auto-text-indent="false">
        <style:tab-stops>
          <style:tab-stop style:position="-2.223cm"/>
        </style:tab-stops>
      </style:paragraph-properties>
    </style:style>
    <style:style style:name="P11" style:family="paragraph" style:parent-style-name="Standard">
      <style:paragraph-properties fo:margin-left="-2.858cm" fo:margin-right="0cm" fo:text-indent="2.858cm" style:auto-text-indent="false"/>
    </style:style>
    <style:style style:name="P12" style:family="paragraph" style:parent-style-name="Standard">
      <style:paragraph-properties fo:margin-left="0.635cm" fo:margin-right="0cm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10" office:value-type="string">
            <text:p text:style-name="P6">Competition/Leag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A2" table:number-columns-spanned="3" office:value-type="string">
            <text:p text:style-name="P9">Round: X.</text:p>
          </table:table-cell>
          <table:covered-table-cell/>
          <table:covered-table-cell/>
          <table:table-cell table:style-name="Table1.H2" table:number-columns-spanned="3" office:value-type="string">
            <text:p text:style-name="P9">Date: </text:p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3">Bd</text:p>
          </table:table-cell>
          <table:table-cell table:style-name="Table1.A2" office:value-type="string">
            <text:p text:style-name="P8">Home Team</text:p>
          </table:table-cell>
          <table:table-cell table:style-name="Table1.A2" office:value-type="string">
            <text:p text:style-name="P3">code</text:p>
          </table:table-cell>
          <table:table-cell table:style-name="Table1.A2" office:value-type="string">
            <text:p text:style-name="P3">grade</text:p>
          </table:table-cell>
          <table:table-cell table:style-name="Table1.A2" table:number-columns-spanned="2" office:value-type="string">
            <text:p text:style-name="P2">Result</text:p>
          </table:table-cell>
          <table:covered-table-cell/>
          <table:table-cell table:style-name="Table1.A2" table:number-columns-spanned="2" office:value-type="string">
            <text:p text:style-name="P8">Away Team</text:p>
          </table:table-cell>
          <table:covered-table-cell/>
          <table:table-cell table:style-name="Table1.A2" office:value-type="string">
            <text:p text:style-name="P3">code</text:p>
          </table:table-cell>
          <table:table-cell table:style-name="Table1.H2" office:value-type="string">
            <text:p text:style-name="P3">grade</text:p>
          </table:table-cell>
        </table:table-row>
        <table:table-row table:style-name="Table1.4">
          <table:table-cell table:style-name="Table1.A2" office:value-type="string">
            <text:p text:style-name="P3">1#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 table:style-name="Table1.3">
          <table:table-cell table:style-name="Table1.A2" table:number-columns-spanned="4" office:value-type="string">
            <text:p text:style-name="P4">Result:</text:p>
          </table:table-cell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H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Standard"/>
      <text:p text:style-name="P11">Home: <text:s/>Captain: </text:p>
      <text:p text:style-name="P11">Away: Captain:</text:p>
      <text:p text:style-name="P11"/>
      <text:p text:style-name="P11"/>
      <text:p text:style-name="P11"/>
      <text:p text:style-name="P12"/>
      <text:list text:style-name="WW8Num1">
        <text:list-item>
          <text:p text:style-name="P10"/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charset="x-symbol"/>
    <style:font-face style:name="StarSymbol" svg:font-family="Star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WW8Num1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" style:display-name="WW-Default Paragraph Font" style:family="text"/>
    <style:style style:name="membername1" style:family="text" style:parent-style-name="WW-Default_20_Paragraph_20_Font">
      <style:text-properties fo:color="#c0c0c0" fo:font-weight="bold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7.94cm" fo:page-height="21.59cm" style:num-format="1" style:print-orientation="landscape" fo:margin-top="3.175cm" fo:margin-bottom="3.175cm" fo:margin-left="2.54cm" fo:margin-right="2.54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Chess Score Sheet</dc:title>
    <dc:description>Template Score sheet used for chess matches in the Heidenfeld and Armstrong Cup competitons in the Leinster Leagues by myself.</dc:description>
    <dc:subject>Leinster League 2 Scoresheet</dc:subject>
    <meta:initial-creator>sbrady</meta:initial-creator>
    <meta:creation-date>2009-10-15T14:30:00</meta:creation-date>
    <dc:creator>Conor Gilmer</dc:creator>
    <dc:date>2012-07-25T20:38:12</dc:date>
    <meta:print-date>2009-10-15T15:30:00</meta:print-date>
    <meta:keyword>Chess</meta:keyword>
    <meta:keyword>Score</meta:keyword>
    <meta:keyword>Sheet</meta:keyword>
    <meta:editing-cycles>15</meta:editing-cycles>
    <meta:editing-duration>PT23H3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2" meta:word-count="28" meta:character-count="123"/>
  </office:meta>
</office:document-meta>
</file>